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roman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Tahoma1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fo:color="#000000" loext:opacity="100%" style:font-name="Helvetica" fo:font-size="12pt" officeooo:paragraph-rsid="011038f6" style:font-size-asian="12pt"/>
    </style:style>
    <style:style style:name="P3" style:family="paragraph" style:parent-style-name="Standard">
      <style:text-properties fo:color="#000000" loext:opacity="100%" style:font-name="Helvetica" fo:font-size="12pt" fo:font-weight="bold" officeooo:rsid="0112c6cc" officeooo:paragraph-rsid="0112c6cc" style:font-size-asian="12pt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laats hier uw handtekening:</text:p>
      <text:p text:style-name="P2"/>
      <text:p text:style-name="P2">{{ZTA:Type(signature):Signatory(0):Size(250:100)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roman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ahoma" fo:font-size="10.5pt" fo:language="nl" fo:country="NL" style:letter-kerning="true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ahoma" fo:font-size="10.5pt" fo:language="nl" fo:country="NL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ahoma" fo:font-family="Tahoma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Tahoma" fo:font-family="Tahoma" fo:font-size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ahoma" fo:font-family="Tahoma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fo:font-size="12pt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text-properties style:font-name="Tahoma1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o Terlouw</meta:initial-creator>
    <meta:creation-date>2009-05-11T12:32:00.73</meta:creation-date>
    <dc:date>2024-07-08T16:05:46.372754215</dc:date>
    <meta:editing-duration>PT23H10M9S</meta:editing-duration>
    <meta:editing-cycles>276</meta:editing-cycles>
    <meta:generator>LibreOffice/24.2.0.3$MacOSX_AARCH64 LibreOffice_project/da48488a73ddd66ea24cf16bbc4f7b9c08e9bea1</meta:generator>
    <meta:printed-by>Marco Terlouw</meta:printed-by>
    <meta:print-date>2012-02-16T15:37:22.76</meta:print-date>
    <meta:document-statistic meta:table-count="0" meta:image-count="0" meta:object-count="0" meta:page-count="1" meta:paragraph-count="2" meta:word-count="5" meta:character-count="78" meta:non-whitespace-character-count="75"/>
  </office:meta>
</office:document-meta>
</file>